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3"/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fo:background-color="#00B0F0"/>
      <style:text-properties fo:color="#000000"/>
    </style:style>
    <style:style style:name="ce6" style:family="table-cell" style:parent-style-name="Default" style:data-style-name="N0">
      <style:table-cell-properties fo:border="thin solid #000000" fo:background-color="#00B0F0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F0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00B0F0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56305555555556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3.08680555555556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4"/>
          <table:table-cell office:value-type="string" table:style-name="ce4">
            <text:p>24th oct 2023</text:p>
          </table:table-cell>
          <table:table-cell office:value-type="string" table:style-name="ce5">
            <text:p>Time Slots for presentations<text:s/>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8">
            <text:p>15 Minutes slots</text:p>
          </table:table-cell>
          <table:table-cell office:value-type="string" table:style-name="ce6">
            <text:p>StudentId</text:p>
          </table:table-cell>
          <table:table-cell office:value-type="string" table:style-name="ce7">
            <text:p>Forename</text:p>
          </table:table-cell>
          <table:table-cell office:value-type="string" table:style-name="ce7">
            <text:p>Surname</text:p>
          </table:table-cell>
          <table:table-cell table:number-columns-repeated="16380" table:style-name="ce4"/>
        </table:table-row>
        <table:table-row table:style-name="ro1">
          <table:table-cell office:value-type="time" office:time-value="PT9H15M0S" table:style-name="ce2">
            <text:p>9:15 AM</text:p>
          </table:table-cell>
          <table:table-cell office:value-type="float" office:value="39149307" table:style-name="ce3">
            <text:p>39149307</text:p>
          </table:table-cell>
          <table:table-cell office:value-type="string" table:style-name="ce3">
            <text:p>Jakhongir</text:p>
          </table:table-cell>
          <table:table-cell office:value-type="string" table:style-name="ce3">
            <text:p>Salomov</text:p>
          </table:table-cell>
          <table:table-cell table:number-columns-repeated="16380"/>
        </table:table-row>
        <table:table-row table:style-name="ro1">
          <table:table-cell office:value-type="time" office:time-value="PT9H30M0S" table:formula="of:=[.A3] + TIME(0;15;0)" table:style-name="ce2">
            <text:p>9:30 AM</text:p>
          </table:table-cell>
          <table:table-cell office:value-type="float" office:value="39220257" table:style-name="ce3">
            <text:p>39220257</text:p>
          </table:table-cell>
          <table:table-cell office:value-type="string" table:style-name="ce3">
            <text:p>Katie</text:p>
          </table:table-cell>
          <table:table-cell office:value-type="string" table:style-name="ce3">
            <text:p>Powl</text:p>
          </table:table-cell>
          <table:table-cell table:number-columns-repeated="16380"/>
        </table:table-row>
        <table:table-row table:style-name="ro1">
          <table:table-cell office:value-type="time" office:time-value="PT9H45M0S" table:formula="of:=[.A4] + TIME(0;15;0)" table:style-name="ce2">
            <text:p>9:45 AM</text:p>
          </table:table-cell>
          <table:table-cell office:value-type="float" office:value="39220265" table:style-name="ce3">
            <text:p>39220265</text:p>
          </table:table-cell>
          <table:table-cell office:value-type="string" table:style-name="ce3">
            <text:p>Awaiz</text:p>
          </table:table-cell>
          <table:table-cell office:value-type="string" table:style-name="ce3">
            <text:p>Solkar</text:p>
          </table:table-cell>
          <table:table-cell table:number-columns-repeated="16380"/>
        </table:table-row>
        <table:table-row table:style-name="ro1">
          <table:table-cell office:value-type="time" office:time-value="PT10H0M0S" table:formula="of:=[.A5] + TIME(0;15;0)" table:style-name="ce2">
            <text:p>10:00 AM</text:p>
          </table:table-cell>
          <table:table-cell office:value-type="float" office:value="39222594" table:style-name="ce3">
            <text:p>39222594</text:p>
          </table:table-cell>
          <table:table-cell office:value-type="string" table:style-name="ce3">
            <text:p>Frank</text:p>
          </table:table-cell>
          <table:table-cell office:value-type="string" table:style-name="ce3">
            <text:p>Sharpe</text:p>
          </table:table-cell>
          <table:table-cell table:number-columns-repeated="16380"/>
        </table:table-row>
        <table:table-row table:style-name="ro1">
          <table:table-cell office:value-type="time" office:time-value="PT10H15M0S" table:formula="of:=[.A6] + TIME(0;15;0)" table:style-name="ce2">
            <text:p>10:15 AM</text:p>
          </table:table-cell>
          <table:table-cell office:value-type="float" office:value="39149374" table:style-name="ce3">
            <text:p>39149374</text:p>
          </table:table-cell>
          <table:table-cell office:value-type="string" table:style-name="ce3">
            <text:p>Ahsan</text:p>
          </table:table-cell>
          <table:table-cell office:value-type="string" table:style-name="ce3">
            <text:p>Khan</text:p>
          </table:table-cell>
          <table:table-cell table:number-columns-repeated="16380"/>
        </table:table-row>
        <table:table-row table:style-name="ro1">
          <table:table-cell office:value-type="time" office:time-value="PT10H30M0S" table:formula="of:=[.A7] + TIME(0;15;0)" table:style-name="ce2">
            <text:p>10:30 AM</text:p>
          </table:table-cell>
          <table:table-cell office:value-type="float" office:value="39150534" table:style-name="ce3">
            <text:p>39150534</text:p>
          </table:table-cell>
          <table:table-cell office:value-type="string" table:style-name="ce3">
            <text:p>Hongji</text:p>
          </table:table-cell>
          <table:table-cell office:value-type="string" table:style-name="ce3">
            <text:p>Nie</text:p>
          </table:table-cell>
          <table:table-cell table:number-columns-repeated="16380"/>
        </table:table-row>
        <table:table-row table:style-name="ro1">
          <table:table-cell office:value-type="time" office:time-value="PT10H45M0S" table:formula="of:=[.A8] + TIME(0;15;0)" table:style-name="ce2">
            <text:p>10:45 AM</text:p>
          </table:table-cell>
          <table:table-cell office:value-type="float" office:value="39150046" table:style-name="ce3">
            <text:p>39150046</text:p>
          </table:table-cell>
          <table:table-cell office:value-type="string" table:style-name="ce3">
            <text:p>Enjun</text:p>
          </table:table-cell>
          <table:table-cell office:value-type="string" table:style-name="ce3">
            <text:p>Xu</text:p>
          </table:table-cell>
          <table:table-cell table:number-columns-repeated="16380"/>
        </table:table-row>
        <table:table-row table:style-name="ro1">
          <table:table-cell office:value-type="time" office:time-value="PT11H0M0S" table:formula="of:=[.A9] + TIME(0;15;0)" table:style-name="ce2">
            <text:p>11:00 AM</text:p>
          </table:table-cell>
          <table:table-cell office:value-type="float" office:value="39150852" table:style-name="ce3">
            <text:p>39150852</text:p>
          </table:table-cell>
          <table:table-cell office:value-type="string" table:style-name="ce3">
            <text:p>Kishan</text:p>
          </table:table-cell>
          <table:table-cell office:value-type="string" table:style-name="ce3">
            <text:p>Hirpara</text:p>
          </table:table-cell>
          <table:table-cell table:number-columns-repeated="16380"/>
        </table:table-row>
        <table:table-row table:style-name="ro1">
          <table:table-cell office:value-type="time" office:time-value="PT11H15M0S" table:formula="of:=[.A10] + TIME(0;15;0)" table:style-name="ce2">
            <text:p>11:15 AM</text:p>
          </table:table-cell>
          <table:table-cell office:value-type="float" office:value="39150615" table:style-name="ce3">
            <text:p>39150615</text:p>
          </table:table-cell>
          <table:table-cell office:value-type="string" table:style-name="ce3">
            <text:p>Ritesh</text:p>
          </table:table-cell>
          <table:table-cell office:value-type="string" table:style-name="ce3">
            <text:p>Vaidya</text:p>
          </table:table-cell>
          <table:table-cell table:number-columns-repeated="16380"/>
        </table:table-row>
        <table:table-row table:style-name="ro1">
          <table:table-cell office:value-type="time" office:time-value="PT11H30M0S" table:formula="of:=[.A11] + TIME(0;15;0)" table:style-name="ce2">
            <text:p>11:30 AM</text:p>
          </table:table-cell>
          <table:table-cell office:value-type="float" office:value="39202313" table:style-name="ce3">
            <text:p>39202313</text:p>
          </table:table-cell>
          <table:table-cell office:value-type="string" table:style-name="ce3">
            <text:p>Adeel</text:p>
          </table:table-cell>
          <table:table-cell office:value-type="string" table:style-name="ce3">
            <text:p>Shahzad</text:p>
          </table:table-cell>
          <table:table-cell table:number-columns-repeated="16380"/>
        </table:table-row>
        <table:table-row table:style-name="ro1">
          <table:table-cell office:value-type="time" office:time-value="PT11H45M0S" table:formula="of:=[.A12] + TIME(0;15;0)" table:style-name="ce2">
            <text:p>11:45 AM</text:p>
          </table:table-cell>
          <table:table-cell office:value-type="float" office:value="39148319" table:style-name="ce3">
            <text:p>39148319</text:p>
          </table:table-cell>
          <table:table-cell office:value-type="string" table:style-name="ce3">
            <text:p>Usman</text:p>
          </table:table-cell>
          <table:table-cell office:value-type="string" table:style-name="ce3">
            <text:p>Usman</text:p>
          </table:table-cell>
          <table:table-cell table:number-columns-repeated="16380"/>
        </table:table-row>
        <table:table-row table:style-name="ro1">
          <table:table-cell office:value-type="time" office:time-value="PT12H0M0S" table:formula="of:=[.A13] + TIME(0;15;0)" table:style-name="ce2">
            <text:p>12:00 PM</text:p>
          </table:table-cell>
          <table:table-cell office:value-type="float" office:value="39150844" table:style-name="ce3">
            <text:p>39150844</text:p>
          </table:table-cell>
          <table:table-cell office:value-type="string" table:style-name="ce3">
            <text:p>Muhammad Moeez</text:p>
          </table:table-cell>
          <table:table-cell office:value-type="string" table:style-name="ce3">
            <text:p>Adnan</text:p>
          </table:table-cell>
          <table:table-cell table:number-columns-repeated="16380"/>
        </table:table-row>
        <table:table-row table:style-name="ro1">
          <table:table-cell office:value-type="time" office:time-value="PT12H15M0S" table:formula="of:=[.A14] + TIME(0;15;0)" table:style-name="ce2">
            <text:p>12:15 PM</text:p>
          </table:table-cell>
          <table:table-cell office:value-type="float" office:value="39150542" table:style-name="ce3">
            <text:p>39150542</text:p>
          </table:table-cell>
          <table:table-cell office:value-type="string" table:style-name="ce3">
            <text:p>Jiahao</text:p>
          </table:table-cell>
          <table:table-cell office:value-type="string" table:style-name="ce3">
            <text:p>Li</text:p>
          </table:table-cell>
          <table:table-cell table:number-columns-repeated="16380"/>
        </table:table-row>
        <table:table-row table:style-name="ro1">
          <table:table-cell office:value-type="time" office:time-value="PT12H30M0S" table:formula="of:=[.A15] + TIME(0;15;0)" table:style-name="ce2">
            <text:p>12:30 PM</text:p>
          </table:table-cell>
          <table:table-cell office:value-type="float" office:value="39150461" table:style-name="ce3">
            <text:p>39150461</text:p>
          </table:table-cell>
          <table:table-cell office:value-type="string" table:style-name="ce3">
            <text:p>Sadam</text:p>
          </table:table-cell>
          <table:table-cell office:value-type="string" table:style-name="ce3">
            <text:p>Hussain</text:p>
          </table:table-cell>
          <table:table-cell table:number-columns-repeated="16380"/>
        </table:table-row>
        <table:table-row table:style-name="ro1">
          <table:table-cell office:value-type="time" office:time-value="PT12H45M0S" table:formula="of:=[.A16] + TIME(0;15;0)" table:style-name="ce2">
            <text:p>12:45 PM</text:p>
          </table:table-cell>
          <table:table-cell office:value-type="float" office:value="39150062" table:style-name="ce3">
            <text:p>39150062</text:p>
          </table:table-cell>
          <table:table-cell office:value-type="string" table:style-name="ce3">
            <text:p>Mansi</text:p>
          </table:table-cell>
          <table:table-cell office:value-type="string" table:style-name="ce3">
            <text:p>Patel</text:p>
          </table:table-cell>
          <table:table-cell table:number-columns-repeated="16380"/>
        </table:table-row>
        <table:table-row table:style-name="ro1">
          <table:table-cell table:style-name="ce4"/>
          <table:table-cell office:value-type="string" table:style-name="ce4">
            <text:p>26th oct 2023</text:p>
          </table:table-cell>
          <table:table-cell office:value-type="string" table:style-name="ce5">
            <text:p>Time Slots for presentations<text:s/>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8">
            <text:p>15 Minutes slots</text:p>
          </table:table-cell>
          <table:table-cell office:value-type="string" table:style-name="ce6">
            <text:p>StudentId</text:p>
          </table:table-cell>
          <table:table-cell office:value-type="string" table:style-name="ce7">
            <text:p>Forename</text:p>
          </table:table-cell>
          <table:table-cell office:value-type="string" table:style-name="ce7">
            <text:p>Surname</text:p>
          </table:table-cell>
          <table:table-cell table:number-columns-repeated="16380" table:style-name="ce4"/>
        </table:table-row>
        <table:table-row table:style-name="ro1">
          <table:table-cell office:value-type="time" office:time-value="PT9H0M0S" table:style-name="ce2">
            <text:p>9:00 AM</text:p>
          </table:table-cell>
          <table:table-cell office:value-type="float" office:value="39148335" table:style-name="ce3">
            <text:p>39148335</text:p>
          </table:table-cell>
          <table:table-cell office:value-type="string" table:style-name="ce3">
            <text:p>Muqeet</text:p>
          </table:table-cell>
          <table:table-cell office:value-type="string" table:style-name="ce3">
            <text:p>Qayyum</text:p>
          </table:table-cell>
          <table:table-cell table:number-columns-repeated="16380"/>
        </table:table-row>
        <table:table-row table:style-name="ro1">
          <table:table-cell office:value-type="time" office:time-value="PT9H15M0S" table:style-name="ce2">
            <text:p>9:15 AM</text:p>
          </table:table-cell>
          <table:table-cell office:value-type="float" office:value="39150623" table:style-name="ce3">
            <text:p>39150623</text:p>
          </table:table-cell>
          <table:table-cell office:value-type="string" table:style-name="ce3">
            <text:p>Ravina</text:p>
          </table:table-cell>
          <table:table-cell office:value-type="string" table:style-name="ce3">
            <text:p>Ambaliya</text:p>
          </table:table-cell>
          <table:table-cell table:number-columns-repeated="16380"/>
        </table:table-row>
        <table:table-row table:style-name="ro1">
          <table:table-cell office:value-type="time" office:time-value="PT9H30M0S" table:formula="of:=[.A21] + TIME(0;15;0)" table:style-name="ce2">
            <text:p>9:30 AM</text:p>
          </table:table-cell>
          <table:table-cell office:value-type="float" office:value="39148327" table:style-name="ce3">
            <text:p>39148327</text:p>
          </table:table-cell>
          <table:table-cell office:value-type="string" table:style-name="ce3">
            <text:p>Muhammad</text:p>
          </table:table-cell>
          <table:table-cell office:value-type="string" table:style-name="ce3">
            <text:p>Azeem</text:p>
          </table:table-cell>
          <table:table-cell table:number-columns-repeated="16380"/>
        </table:table-row>
        <table:table-row table:style-name="ro1">
          <table:table-cell office:value-type="time" office:time-value="PT9H45M0S" table:formula="of:=[.A22] + TIME(0;15;0)" table:style-name="ce2">
            <text:p>9:45 AM</text:p>
          </table:table-cell>
          <table:table-cell office:value-type="float" office:value="39149986" table:style-name="ce3">
            <text:p>39149986</text:p>
          </table:table-cell>
          <table:table-cell office:value-type="string" table:style-name="ce3">
            <text:p>Naimish</text:p>
          </table:table-cell>
          <table:table-cell office:value-type="string" table:style-name="ce3">
            <text:p>Bhadani</text:p>
          </table:table-cell>
          <table:table-cell table:number-columns-repeated="16380"/>
        </table:table-row>
        <table:table-row table:style-name="ro1">
          <table:table-cell office:value-type="time" office:time-value="PT10H0M0S" table:formula="of:=[.A23] + TIME(0;15;0)" table:style-name="ce2">
            <text:p>10:00 AM</text:p>
          </table:table-cell>
          <table:table-cell office:value-type="float" office:value="39148351" table:style-name="ce3">
            <text:p>39148351</text:p>
          </table:table-cell>
          <table:table-cell office:value-type="string" table:style-name="ce3">
            <text:p>Salyh</text:p>
          </table:table-cell>
          <table:table-cell office:value-type="string" table:style-name="ce3">
            <text:p>Charyyarov</text:p>
          </table:table-cell>
          <table:table-cell table:number-columns-repeated="16380"/>
        </table:table-row>
        <table:table-row table:style-name="ro1">
          <table:table-cell office:value-type="time" office:time-value="PT10H15M0S" table:formula="of:=[.A24] + TIME(0;15;0)" table:style-name="ce2">
            <text:p>10:15 AM</text:p>
          </table:table-cell>
          <table:table-cell office:value-type="float" office:value="39149463" table:style-name="ce3">
            <text:p>39149463</text:p>
          </table:table-cell>
          <table:table-cell office:value-type="string" table:style-name="ce3">
            <text:p>Gautam</text:p>
          </table:table-cell>
          <table:table-cell office:value-type="string" table:style-name="ce3">
            <text:p>Chauhan</text:p>
          </table:table-cell>
          <table:table-cell table:number-columns-repeated="16380"/>
        </table:table-row>
        <table:table-row table:style-name="ro1">
          <table:table-cell office:value-type="time" office:time-value="PT10H30M0S" table:formula="of:=[.A25] + TIME(0;15;0)" table:style-name="ce2">
            <text:p>10:30 AM</text:p>
          </table:table-cell>
          <table:table-cell office:value-type="float" office:value="39150682" table:style-name="ce3">
            <text:p>39150682</text:p>
          </table:table-cell>
          <table:table-cell office:value-type="string" table:style-name="ce3">
            <text:p>Rithik</text:p>
          </table:table-cell>
          <table:table-cell office:value-type="string" table:style-name="ce3">
            <text:p>Sangra</text:p>
          </table:table-cell>
          <table:table-cell table:number-columns-repeated="16380"/>
        </table:table-row>
        <table:table-row table:style-name="ro1">
          <table:table-cell office:value-type="time" office:time-value="PT10H45M0S" table:formula="of:=[.A26] + TIME(0;15;0)" table:style-name="ce2">
            <text:p>10:45 AM</text:p>
          </table:table-cell>
          <table:table-cell office:value-type="float" office:value="39150011" table:style-name="ce3">
            <text:p>39150011</text:p>
          </table:table-cell>
          <table:table-cell office:value-type="string" table:style-name="ce3">
            <text:p>Muhammad</text:p>
          </table:table-cell>
          <table:table-cell office:value-type="string" table:style-name="ce3">
            <text:p>Taha</text:p>
          </table:table-cell>
          <table:table-cell table:number-columns-repeated="16380"/>
        </table:table-row>
        <table:table-row table:style-name="ro1">
          <table:table-cell office:value-type="time" office:time-value="PT11H0M0S" table:formula="of:=[.A27] + TIME(0;15;0)" table:style-name="ce2">
            <text:p>11:00 AM</text:p>
          </table:table-cell>
          <table:table-cell office:value-type="float" office:value="39149285" table:style-name="ce3">
            <text:p>39149285</text:p>
          </table:table-cell>
          <table:table-cell office:value-type="string" table:style-name="ce3">
            <text:p>Ayushkumar</text:p>
          </table:table-cell>
          <table:table-cell office:value-type="string" table:style-name="ce3">
            <text:p>Gajjar</text:p>
          </table:table-cell>
          <table:table-cell table:number-columns-repeated="16380"/>
        </table:table-row>
        <table:table-row table:style-name="ro1">
          <table:table-cell office:value-type="time" office:time-value="PT11H15M0S" table:formula="of:=[.A28] + TIME(0;15;0)" table:style-name="ce2">
            <text:p>11:15 AM</text:p>
          </table:table-cell>
          <table:table-cell office:value-type="float" office:value="39222586" table:style-name="ce3">
            <text:p>39222586</text:p>
          </table:table-cell>
          <table:table-cell office:value-type="string" table:style-name="ce3">
            <text:p>Kajus</text:p>
          </table:table-cell>
          <table:table-cell office:value-type="string" table:style-name="ce3">
            <text:p>Gajauskas</text:p>
          </table:table-cell>
          <table:table-cell table:number-columns-repeated="16380"/>
        </table:table-row>
        <table:table-row table:style-name="ro1">
          <table:table-cell office:value-type="time" office:time-value="PT11H30M0S" table:formula="of:=[.A29] + TIME(0;15;0)" table:style-name="ce2">
            <text:p>11:30 AM</text:p>
          </table:table-cell>
          <table:table-cell office:value-type="float" office:value="39222551" table:style-name="ce3">
            <text:p>39222551</text:p>
          </table:table-cell>
          <table:table-cell office:value-type="string" table:style-name="ce3">
            <text:p>Jake</text:p>
          </table:table-cell>
          <table:table-cell office:value-type="string" table:style-name="ce3">
            <text:p>Hancox</text:p>
          </table:table-cell>
          <table:table-cell table:number-columns-repeated="16380"/>
        </table:table-row>
        <table:table-row table:style-name="ro1">
          <table:table-cell office:value-type="time" office:time-value="PT11H45M0S" table:formula="of:=[.A30] + TIME(0;15;0)" table:style-name="ce2">
            <text:p>11:45 AM</text:p>
          </table:table-cell>
          <table:table-cell office:value-type="float" office:value="39220672" table:style-name="ce3">
            <text:p>39220672</text:p>
          </table:table-cell>
          <table:table-cell office:value-type="string" table:style-name="ce3">
            <text:p>Bailey</text:p>
          </table:table-cell>
          <table:table-cell office:value-type="string" table:style-name="ce3">
            <text:p>Leach</text:p>
          </table:table-cell>
          <table:table-cell table:number-columns-repeated="16380"/>
        </table:table-row>
        <table:table-row table:style-name="ro1">
          <table:table-cell office:value-type="time" office:time-value="PT12H0M0S" table:formula="of:=[.A31] + TIME(0;15;0)" table:style-name="ce2">
            <text:p>12:00 PM</text:p>
          </table:table-cell>
          <table:table-cell office:value-type="float" office:value="39222608" table:style-name="ce3">
            <text:p>39222608</text:p>
          </table:table-cell>
          <table:table-cell office:value-type="string" table:style-name="ce3">
            <text:p>Herminia</text:p>
          </table:table-cell>
          <table:table-cell office:value-type="string" table:style-name="ce3">
            <text:p>He</text:p>
          </table:table-cell>
          <table:table-cell table:number-columns-repeated="16380"/>
        </table:table-row>
        <table:table-row table:style-name="ro1">
          <table:table-cell office:value-type="time" office:time-value="PT12H15M0S" table:formula="of:=[.A32] + TIME(0;15;0)" table:style-name="ce2">
            <text:p>12:15 PM</text:p>
          </table:table-cell>
          <table:table-cell office:value-type="float" office:value="39201937" table:style-name="ce3">
            <text:p>39201937</text:p>
          </table:table-cell>
          <table:table-cell office:value-type="string" table:style-name="ce3">
            <text:p>Junqing</text:p>
          </table:table-cell>
          <table:table-cell office:value-type="string" table:style-name="ce3">
            <text:p>Wang</text:p>
          </table:table-cell>
          <table:table-cell table:number-columns-repeated="16380"/>
        </table:table-row>
        <table:table-row table:style-name="ro1">
          <table:table-cell office:value-type="time" office:time-value="PT12H30M0S" table:formula="of:=[.A33] + TIME(0;15;0)" table:style-name="ce2">
            <text:p>12:30 PM</text:p>
          </table:table-cell>
          <table:table-cell office:value-type="float" office:value="39150569" table:style-name="ce3">
            <text:p>39150569</text:p>
          </table:table-cell>
          <table:table-cell office:value-type="string" table:style-name="ce3">
            <text:p>Krish</text:p>
          </table:table-cell>
          <table:table-cell office:value-type="string" table:style-name="ce3">
            <text:p>Yogi</text:p>
          </table:table-cell>
          <table:table-cell table:number-columns-repeated="16380"/>
        </table:table-row>
        <table:table-row table:style-name="ro1">
          <table:table-cell office:value-type="time" office:time-value="PT12H45M0S" table:formula="of:=[.A34] + TIME(0;15;0)" table:style-name="ce2">
            <text:p>12:45 PM</text:p>
          </table:table-cell>
          <table:table-cell office:value-type="float" office:value="38859793" table:style-name="ce3">
            <text:p>38859793</text:p>
          </table:table-cell>
          <table:table-cell office:value-type="string" table:style-name="ce3">
            <text:p>Ali</text:p>
          </table:table-cell>
          <table:table-cell office:value-type="string" table:style-name="ce3">
            <text:p>Md Fayez</text:p>
          </table:table-cell>
          <table:table-cell table:number-columns-repeated="16380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3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sma Usman</meta:initial-creator>
    <dc:creator>Asma Usman</dc:creator>
    <meta:creation-date>2023-10-16T08:09:02Z</meta:creation-date>
    <dc:date>2023-10-17T12:12:24Z</dc:date>
    <meta:print-date>2023-10-17T11:57:27Z</meta:print-date>
    <meta:editing-duration>PT0S</meta:editing-duration>
  </office:meta>
</office:document-meta>
</file>